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6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6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3.6903in" fo:margin-top="0in" fo:margin-bottom="0.0299in" table:align="margins" style:may-break-between-rows="false" style:writing-mode="lr-tb"/>
    </style:style>
    <style:style style:name="Table1.A" style:family="table-column">
      <style:table-column-properties style:column-width="3.6903in" style:rel-column-width="6553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in" fo:border-left="none" fo:border-right="none" fo:border-top="0.8pt solid #000000" fo:border-bottom="none"/>
    </style:style>
    <style:style style:name="Table1.A2" style:family="table-cell">
      <style:table-cell-properties fo:padding="0in" fo:border="none"/>
    </style:style>
    <style:style style:name="Table2" style:family="table">
      <style:table-properties style:width="3.6903in" fo:margin-top="0in" fo:margin-bottom="0.0299in" table:align="margins" style:may-break-between-rows="false" style:writing-mode="lr-tb"/>
    </style:style>
    <style:style style:name="Table2.A" style:family="table-column">
      <style:table-column-properties style:column-width="3.6903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-left="none" fo:border-right="none" fo:border-top="0.8pt solid #000000" fo:border-bottom="none"/>
    </style:style>
    <style:style style:name="Table2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6" style:family="paragraph" style:parent-style-name="Standard">
      <style:paragraph-properties fo:text-align="center" style:justify-single-word="false"/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text-properties officeooo:paragraph-rsid="0015ebe2"/>
    </style:style>
    <style:style style:name="P8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0" style:family="paragraph" style:parent-style-name="DirectoryEntry">
      <style:text-properties officeooo:paragraph-rsid="005f15d3"/>
    </style:style>
    <style:style style:name="P11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80fe9" officeooo:paragraph-rsid="00680fe9" style:font-size-asian="18pt" style:font-weight-asian="bold" style:font-size-complex="18pt" style:font-weight-complex="bold"/>
    </style:style>
    <style:style style:name="P13" style:family="paragraph" style:parent-style-name="DirectoryEntry">
      <style:text-properties officeooo:paragraph-rsid="006d9818"/>
    </style:style>
    <style:style style:name="P14" style:family="paragraph" style:parent-style-name="DirectoryEntryLarger">
      <style:text-properties officeooo:paragraph-rsid="006d9818"/>
    </style:style>
    <style:style style:name="P15" style:family="paragraph" style:parent-style-name="Standard">
      <style:text-properties officeooo:paragraph-rsid="006d9818"/>
    </style:style>
    <style:style style:name="P16" style:family="paragraph" style:parent-style-name="DirectoryEntry">
      <style:text-properties officeooo:paragraph-rsid="006f71a5"/>
    </style:style>
    <style:style style:name="P17" style:family="paragraph" style:parent-style-name="DirectoryEntry">
      <style:text-properties officeooo:paragraph-rsid="007110ce"/>
    </style:style>
    <style:style style:name="P18" style:family="paragraph" style:parent-style-name="DirectoryEntryLarger">
      <style:text-properties officeooo:paragraph-rsid="007110ce"/>
    </style:style>
    <style:style style:name="P19" style:family="paragraph" style:parent-style-name="Standard">
      <style:text-properties officeooo:paragraph-rsid="007110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5d911"/>
    </style:style>
    <style:style style:name="T8" style:family="text">
      <style:text-properties officeooo:rsid="00680fe9"/>
    </style:style>
    <style:style style:name="T9" style:family="text">
      <style:text-properties officeooo:rsid="00691315"/>
    </style:style>
    <style:style style:name="T10" style:family="text">
      <style:text-properties officeooo:rsid="0069e39c"/>
    </style:style>
    <style:style style:name="T11" style:family="text">
      <style:text-properties officeooo:rsid="006be35c"/>
    </style:style>
    <style:style style:name="T12" style:family="text">
      <style:text-properties officeooo:rsid="006d9818"/>
    </style:style>
    <style:style style:name="T13" style:family="text">
      <style:text-properties officeooo:rsid="006f71a5"/>
    </style:style>
    <style:style style:name="T14" style:family="text">
      <style:text-properties officeooo:rsid="007110ce"/>
    </style:style>
    <style:style style:name="T15" style:family="text">
      <style:text-properties officeooo:rsid="0071fd18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d9818" style:font-size-asian="8pt" style:font-size-complex="8pt"/>
    </style:style>
    <style:style style:name="T18" style:family="text">
      <style:text-properties fo:font-size="8pt" officeooo:rsid="006f71a5" style:font-size-asian="8pt" style:font-size-complex="8pt"/>
    </style:style>
    <style:style style:name="T19" style:family="text">
      <style:text-properties fo:font-size="8pt" officeooo:rsid="0071fd18" style:font-size-asian="8pt" style:font-size-complex="8pt"/>
    </style:style>
    <style:style style:name="T20" style:family="text">
      <style:text-properties fo:font-size="10pt" officeooo:rsid="006d9818" style:font-size-asian="10pt" style:font-size-complex="10pt"/>
    </style:style>
    <style:style style:name="T21" style:family="text">
      <style:text-properties fo:font-size="10pt" officeooo:rsid="006f71a5" style:font-size-asian="10pt" style:font-size-complex="10pt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0791in">
          <style:column style:rel-width="32767*" fo:start-indent="0in" fo:end-indent="0.0394in"/>
          <style:column style:rel-width="32768*" fo:start-indent="0.0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2">BASIC TEST FILE</text:p>
          <text:p text:style-name="P9"><text:span text:style-name="T3">{Date:</text:span><text:span text:style-name="T4">mymodif</text:span><text:span text:style-name="T3">}</text:span></text:p>
        </draw:text-box>
      </draw:frame>
      <text:p text:style-name="P11"/>
      <text:p text:style-name="P8">For personal use by members only.</text:p>
      <text:p text:style-name="P6"/>
      <text:p text:style-name="P5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7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, </text:span>{FIRST NAME:nb}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8">breakmulti:</text:span><text:span text:style-name="T2">de</text:span><text:span text:style-name="T11">lrow</text:span>}<text:span text:style-name="T13">BareTable1ProtoTag</text:span></text:p>
            </table:table-cell>
          </table:table-row>
          <table:table-row table:style-name="Table13.1">
            <table:table-cell table:style-name="Table13.A2" office:value-type="string">
              <text:p text:style-name="P10">{<text:span text:style-name="T5">Address2:</text:span><text:span text:style-name="T8">unfold</text:span>:<text:span text:style-name="T2">de</text:span><text:span text:style-name="T11">lrow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<text:span text:style-name="T5">:</text:span><text:span text:style-name="T7">nb:</text:span><text:span text:style-name="T11">delempty</text:span>}, {STATE:<text:span text:style-name="T9">del</text:span><text:span text:style-name="T10">row</text:span>} <text:s text:c="2"/>{ZIP:<text:span text:style-name="T11">delempty}</text:span></text:p>
            </table:table-cell>
          </table:table-row>
        </table:table>
        <text:p text:style-name="P15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4"><text:span text:style-name="T1">{LAST NAME:nb}, </text:span>{FIRST NAME:nb}<text:tab/>***</text:p>
            </table:table-cell>
          </table:table-row>
          <table:table-row table:style-name="Table1.1">
            <table:table-cell table:style-name="Table1.A2" office:value-type="string">
              <text:p text:style-name="P16"><text:span text:style-name="T19">2nd</text:span>{<text:span text:style-name="T5">Address1</text:span>:<text:span text:style-name="T8">breakmulti:</text:span><text:span text:style-name="T2">de</text:span><text:span text:style-name="T11">lrow</text:span>}<text:span text:style-name="T20">{</text:span><text:span text:style-name="T21">Table2ProtoTag</text:span><text:span text:style-name="T20">}</text:span></text:p>
            </table:table-cell>
          </table:table-row>
          <table:table-row table:style-name="Table1.1">
            <table:table-cell table:style-name="Table1.A2" office:value-type="string">
              <text:p text:style-name="P13"><text:span text:style-name="T19">3rd</text:span><text:span text:style-name="T16">{</text:span><text:span text:style-name="T5">Address2:</text:span><text:span text:style-name="T8">unfold</text:span>:<text:span text:style-name="T2">de</text:span><text:span text:style-name="T11">lrow</text:span>}</text:p>
            </table:table-cell>
          </table:table-row>
          <table:table-row table:style-name="Table1.1">
            <table:table-cell table:style-name="Table1.A2" office:value-type="string">
              <text:p text:style-name="P13"><text:span text:style-name="T19">4th</text:span>{CITY<text:span text:style-name="T5">:</text:span><text:span text:style-name="T7">nb:</text:span><text:span text:style-name="T11">delempty</text:span>}, {STATE:<text:span text:style-name="T9">del</text:span><text:span text:style-name="T10">row</text:span>} <text:s text:c="2"/>{ZIP:<text:span text:style-name="T11">delempty}</text:span></text:p>
            </table:table-cell>
          </table:table-row>
        </table:table>
        <text:p text:style-name="P15"/>
        <text:p text:style-name="P19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8"><text:span text:style-name="T1">{LAST NAME:nb}, </text:span>{FIRST NAME:nb}<text:tab/>***</text:p>
            </table:table-cell>
          </table:table-row>
          <table:table-row table:style-name="Table2.1">
            <table:table-cell table:style-name="Table2.A2" office:value-type="string">
              <text:p text:style-name="P17">{<text:span text:style-name="T5">Address1</text:span>:<text:span text:style-name="T8">breakmulti:</text:span><text:span text:style-name="T2">de</text:span><text:span text:style-name="T11">lrow</text:span>}<text:span text:style-name="T12">{</text:span><text:span text:style-name="T13">Table</text:span><text:span text:style-name="T14">3</text:span><text:span text:style-name="T13">ProtoTag</text:span><text:span text:style-name="T12">}</text:span></text:p>
            </table:table-cell>
          </table:table-row>
          <table:table-row table:style-name="Table2.1">
            <table:table-cell table:style-name="Table2.A2" office:value-type="string">
              <text:p text:style-name="P17">{<text:span text:style-name="T5">Address2:</text:span><text:span text:style-name="T8">unfold</text:span>:<text:span text:style-name="T2">de</text:span><text:span text:style-name="T11">lrow</text:span>}</text:p>
            </table:table-cell>
          </table:table-row>
          <table:table-row table:style-name="Table2.1">
            <table:table-cell table:style-name="Table2.A2" office:value-type="string">
              <text:p text:style-name="P17">{CITY<text:span text:style-name="T5">:</text:span><text:span text:style-name="T7">nb:</text:span><text:span text:style-name="T11">delempty</text:span>}, {STATE:<text:span text:style-name="T9">del</text:span><text:span text:style-name="T10">row</text:span>} <text:s text:c="2"/>{ZIP:<text:span text:style-name="T11">delempty}</text:span></text:p>
            </table:table-cell>
          </table:table-row>
        </table:table>
        <text:p text:style-name="P1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5T12:28:38.690011282</dc:date>
    <meta:editing-duration>P1DT5H10M41S</meta:editing-duration>
    <meta:editing-cycles>98</meta:editing-cycles>
    <meta:generator>LibreOffice/7.5.5.2$Linux_X86_64 LibreOffice_project/50$Build-2</meta:generator>
    <meta:document-statistic meta:table-count="3" meta:image-count="0" meta:object-count="0" meta:page-count="1" meta:paragraph-count="21" meta:word-count="50" meta:character-count="593" meta:non-whitespace-character-count="557"/>
  </office:meta>
</office:document-meta>
</file>